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33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cc00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cc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9933ff" fo:font-size="12pt" style:font-size-asian="12pt" style:font-size-complex="12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color="#ff3333" fo:font-size="15pt" style:font-size-asian="15pt" style:font-size-complex="15pt"/>
    </style:style>
    <style:style style:name="P5" style:family="paragraph">
      <style:text-properties fo:color="#ffcc00" fo:font-size="12pt" style:font-size-asian="12pt" style:font-size-complex="12pt"/>
    </style:style>
    <style:style style:name="P6" style:family="paragraph">
      <style:text-properties fo:color="#cc66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9933ff" fo:font-size="12pt" style:font-size-asian="12pt" style:font-size-complex="12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color="#cc66f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ff3333" fo:font-size="12pt" style:font-size-asian="12pt" style:font-size-complex="12pt"/>
    </style:style>
    <style:style style:name="T9" style:family="text">
      <style:text-properties fo:color="#ffcc00" fo:font-size="12pt" style:font-size-asian="12pt" style:font-size-complex="12pt"/>
    </style:style>
    <style:style style:name="T10" style:family="text">
      <style:text-properties fo:color="#ff3333" style:font-name="Liberation Sans1" fo:font-size="15pt" style:font-name-asian="Liberation Sans1" style:font-size-asian="15pt" style:font-name-complex="Liberation Sans1" style:font-size-complex="15pt"/>
    </style:style>
    <style:style style:name="T11" style:family="text">
      <style:text-properties fo:color="#cc66ff"/>
    </style:style>
    <style:style style:name="T12" style:family="text">
      <style:text-properties fo:color="#cc66ff" style:font-name="Liberation Sans1" style:font-name-asian="Liberation Sans1" style:font-name-complex="Liberation Sans1"/>
    </style:style>
    <style:style style:name="T13" style:family="text">
      <style:text-properties fo:color="#cc66ff" style:font-name="Liberation Sans" fo:font-size="12pt" style:font-name-asian="Liberation Sans1" style:font-size-asian="12pt" style:font-name-complex="Liberation Sans1" style:font-size-complex="12pt"/>
    </style:style>
    <style:style style:name="T14" style:family="text">
      <style:text-properties fo:color="#cc66ff"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6.985cm" svg:x="1.762cm" svg:y="7.3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.397cm" svg:height="1.397cm" svg:x="3.286cm" svg:y="8.493cm">
          <text:p text:style-name="P1">E<text:span text:style-name="T1">x,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397cm" svg:height="1.397cm" svg:x="3.286cm" svg:y="11.287cm">
          <text:p text:style-name="P1">A<text:span text:style-name="T1">x,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397cm" svg:height="1.397cm" svg:x="5.953cm" svg:y="10.144cm">
          <text:p text:style-name="P1">L<text:span text:style-name="T1">x,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397cm" svg:height="1.397cm" svg:x="9.128cm" svg:y="9.636cm">
          <text:p text:style-name="P1">R<text:span text:style-name="T1">x,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254cm" svg:x1="4.683cm" svg:y1="9.192cm" svg:x2="5.953cm" svg:y2="10.843cm" draw:start-shape="id1" draw:start-glue-point="10" draw:end-shape="id2" draw:end-glue-point="6" svg:d="M4683 9192h381v1651h889" svg:viewBox="0 0 1271 1652">
          <text:p/>
        </draw:connector>
        <draw:connector draw:style-name="gr3" draw:text-style-name="P1" draw:layer="layout" draw:line-skew="-0.254cm" svg:x1="4.683cm" svg:y1="11.986cm" svg:x2="5.953cm" svg:y2="10.843cm" draw:start-shape="id3" draw:start-glue-point="10" draw:end-shape="id2" draw:end-glue-point="6" svg:d="M4683 11986h381v-1143h889" svg:viewBox="0 0 1271 1144">
          <text:p/>
        </draw:connector>
        <draw:connector draw:style-name="gr3" draw:text-style-name="P1" draw:layer="layout" svg:x1="7.35cm" svg:y1="10.843cm" svg:x2="9.128cm" svg:y2="10.335cm" draw:start-shape="id2" draw:start-glue-point="10" draw:end-shape="id4" draw:end-glue-point="6" svg:d="M7350 10843h889v-508h889" svg:viewBox="0 0 1779 509">
          <text:p/>
        </draw:connector>
        <draw:connector draw:style-name="gr3" draw:text-style-name="P1" draw:layer="layout" draw:line-skew="1.334cm" svg:x1="4.683cm" svg:y1="9.192cm" svg:x2="9.128cm" svg:y2="10.335cm" draw:start-shape="id1" draw:start-glue-point="10" draw:end-shape="id4" draw:end-glue-point="6" svg:d="M4683 9192h3556v1143h889" svg:viewBox="0 0 4446 1144">
          <text:p/>
        </draw:connector>
        <draw:custom-shape draw:style-name="gr1" draw:text-style-name="P1" draw:layer="layout" svg:width="10.922cm" svg:height="6.985cm" svg:x="14.843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1.397cm" svg:height="1.397cm" svg:x="16.367cm" svg:y="8.466cm">
          <text:p text:style-name="P1">E<text:span text:style-name="T1">x,t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397cm" svg:height="1.397cm" svg:x="16.367cm" svg:y="11.26cm">
          <text:p text:style-name="P1">A<text:span text:style-name="T1">x,t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397cm" svg:height="1.397cm" svg:x="19.034cm" svg:y="10.117cm">
          <text:p text:style-name="P1">L<text:span text:style-name="T1">x,t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397cm" svg:height="1.397cm" svg:x="22.209cm" svg:y="9.609cm">
          <text:p text:style-name="P1">R<text:span text:style-name="T1">x,t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254cm" svg:x1="17.764cm" svg:y1="9.165cm" svg:x2="19.034cm" svg:y2="10.816cm" draw:start-shape="id5" draw:start-glue-point="10" draw:end-shape="id6" draw:end-glue-point="6" svg:d="M17764 9165h381v1651h889" svg:viewBox="0 0 1271 1652">
          <text:p/>
        </draw:connector>
        <draw:connector draw:style-name="gr3" draw:text-style-name="P1" draw:layer="layout" draw:line-skew="-0.254cm" svg:x1="17.764cm" svg:y1="11.959cm" svg:x2="19.034cm" svg:y2="10.816cm" draw:start-shape="id7" draw:start-glue-point="10" draw:end-shape="id6" draw:end-glue-point="6" svg:d="M17764 11959h381v-1143h889" svg:viewBox="0 0 1271 1144">
          <text:p/>
        </draw:connector>
        <draw:connector draw:style-name="gr3" draw:text-style-name="P1" draw:layer="layout" svg:x1="20.431cm" svg:y1="10.816cm" svg:x2="22.209cm" svg:y2="10.308cm" draw:start-shape="id6" draw:start-glue-point="10" draw:end-shape="id8" draw:end-glue-point="6" svg:d="M20431 10816h889v-508h889" svg:viewBox="0 0 1779 509">
          <text:p/>
        </draw:connector>
        <draw:connector draw:style-name="gr3" draw:text-style-name="P1" draw:layer="layout" draw:line-skew="1.334cm" svg:x1="17.764cm" svg:y1="9.165cm" svg:x2="22.209cm" svg:y2="10.308cm" draw:start-shape="id5" draw:start-glue-point="10" draw:end-shape="id8" draw:end-glue-point="6" svg:d="M17764 9165h3556v1143h889" svg:viewBox="0 0 4446 1144">
          <text:p/>
        </draw:connector>
        <draw:connector draw:style-name="gr3" draw:text-style-name="P1" draw:layer="layout" svg:x1="3.985cm" svg:y1="9.89cm" svg:x2="3.985cm" svg:y2="11.287cm" draw:start-shape="id1" draw:start-glue-point="8" draw:end-shape="id3" draw:end-glue-point="4" svg:d="M3985 9890v1397" svg:viewBox="0 0 1 1398">
          <text:p/>
        </draw:connector>
        <draw:connector draw:style-name="gr3" draw:text-style-name="P1" draw:layer="layout" svg:x1="17.066cm" svg:y1="9.863cm" svg:x2="17.066cm" svg:y2="11.26cm" draw:start-shape="id5" draw:start-glue-point="8" draw:end-shape="id7" draw:end-glue-point="4" svg:d="M17066 9863v1397" svg:viewBox="0 0 1 1398">
          <text:p/>
        </draw:connector>
        <draw:connector draw:style-name="gr3" draw:text-style-name="P1" draw:layer="layout" svg:x1="10.525cm" svg:y1="10.335cm" svg:x2="17.066cm" svg:y2="11.26cm" draw:start-shape="id4" draw:start-glue-point="10" draw:end-shape="id7" draw:end-glue-point="4" svg:d="M10525 10335h6541v925" svg:viewBox="0 0 6542 926">
          <text:p/>
        </draw:connector>
        <draw:line draw:style-name="gr4" draw:text-style-name="P1" draw:layer="layout" svg:x1="4.021cm" svg:y1="10.398cm" svg:x2="1.1cm" svg:y2="10.398cm">
          <text:p/>
        </draw:line>
        <draw:line draw:style-name="gr4" draw:text-style-name="P1" draw:layer="layout" svg:x1="23.606cm" svg:y1="10.271cm" svg:x2="26.94cm" svg:y2="10.271cm">
          <text:p/>
        </draw:line>
        <draw:frame draw:style-name="gr5" draw:text-style-name="P2" draw:layer="layout" svg:width="2.386cm" svg:height="1.207cm" svg:x="6.397cm" svg:y="12.203cm">
          <draw:text-box>
            <text:p text:style-name="P2"><text:span text:style-name="T2">Dispersal </text:span></text:p>
            <text:p text:style-name="P2"><text:span text:style-name="T2">Kernel D</text:span></text:p>
          </draw:text-box>
        </draw:frame>
        <draw:frame draw:style-name="gr5" draw:layer="layout" svg:width="3.144cm" svg:height="0.962cm" svg:x="18.905cm" svg:y="6.461cm">
          <draw:text-box>
            <text:p>Time: t+1</text:p>
          </draw:text-box>
        </draw:frame>
        <draw:frame draw:style-name="gr5" draw:text-style-name="P3" draw:layer="layout" svg:width="14.755cm" svg:height="4.43cm" svg:x="1.508cm" svg:y="1.381cm">
          <draw:text-box>
            <text:p><text:span text:style-name="T3">Goal: estimate mean and variance of </text:span><text:span text:style-name="T4">Dispersal Kernel D.</text:span></text:p>
            <text:p><text:span text:style-name="T3"/></text:p>
            <text:p><text:span text:style-name="T3">site x, time t:</text:span></text:p>
            <text:p><text:span text:style-name="T5">E</text:span><text:span text:style-name="T6">x,t</text:span><text:span text:style-name="T5">: Environment</text:span></text:p>
            <text:p><text:span text:style-name="T5">A</text:span><text:span text:style-name="T6">x,t</text:span><text:span text:style-name="T5">: Adult Abundance</text:span></text:p>
            <text:p><text:span text:style-name="T5">L</text:span><text:span text:style-name="T6">x,t</text:span><text:span text:style-name="T5">: Larval Production</text:span></text:p>
            <text:p><text:span text:style-name="T5">R</text:span><text:span text:style-name="T6">x,t</text:span><text:span text:style-name="T5">: Recruitment</text:span></text:p>
          </draw:text-box>
        </draw:frame>
        <draw:line draw:style-name="gr6" draw:text-style-name="P1" draw:layer="layout" svg:x1="5.318cm" svg:y1="15.224cm" svg:x2="5.318cm" svg:y2="10.879cm">
          <text:p/>
        </draw:line>
        <draw:frame draw:style-name="gr5" draw:text-style-name="P4" draw:layer="layout" svg:width="6.463cm" svg:height="1.923cm" svg:x="2.086cm" svg:y="15.048cm">
          <draw:text-box>
            <text:p><text:span text:style-name="T7">1. Larval Production</text:span></text:p>
            <text:p><text:span text:style-name="T7">L</text:span><text:span text:style-name="T8">x,t</text:span><text:span text:style-name="T7">=f(A</text:span><text:span text:style-name="T8">x,t</text:span><text:span text:style-name="T7">,E</text:span><text:span text:style-name="T8">x,t</text:span><text:span text:style-name="T7">)=p</text:span><text:span text:style-name="T8">x,t</text:span><text:span text:style-name="T7">A</text:span><text:span text:style-name="T8">x,t</text:span><text:span text:style-name="T7">E</text:span><text:span text:style-name="T8">x,t</text:span></text:p>
            <text:p><text:span text:style-name="T9">(In reality, f is unimodal w.r.t E)</text:span></text:p>
          </draw:text-box>
        </draw:frame>
        <draw:line draw:style-name="gr6" draw:text-style-name="P1" draw:layer="layout" svg:x1="8.62cm" svg:y1="17.129cm" svg:x2="8.62cm" svg:y2="10.398cm">
          <text:p/>
        </draw:line>
        <draw:frame draw:style-name="gr5" draw:text-style-name="P4" draw:layer="layout" svg:width="6.78cm" svg:height="1.445cm" svg:x="5.713cm" svg:y="17.081cm">
          <draw:text-box>
            <text:p><text:span text:style-name="T7">2. Recruitment</text:span></text:p>
            <text:p><text:span text:style-name="T7">R</text:span><text:span text:style-name="T8">x,t</text:span><text:span text:style-name="T7">=k+log(Kernel</text:span><text:span text:style-name="T7">)+</text:span><text:span text:style-name="T10">β</text:span><text:span text:style-name="T7">E</text:span><text:span text:style-name="T8">x,t</text:span><text:span text:style-name="T7">+</text:span><text:span text:style-name="T10">ε</text:span></text:p>
          </draw:text-box>
        </draw:frame>
        <draw:line draw:style-name="gr6" draw:text-style-name="P1" draw:layer="layout" svg:x1="13.7cm" svg:y1="14.97cm" svg:x2="13.7cm" svg:y2="10.371cm">
          <text:p/>
        </draw:line>
        <draw:frame draw:style-name="gr5" draw:text-style-name="P4" draw:layer="layout" svg:width="11.979cm" svg:height="1.923cm" svg:x="10.779cm" svg:y="14.843cm">
          <draw:text-box>
            <text:p><text:span text:style-name="T7">3. Adult Abundance</text:span></text:p>
            <text:p><text:span text:style-name="T7">A</text:span><text:span text:style-name="T8">x,t+1</text:span><text:span text:style-name="T7">=h(R</text:span><text:span text:style-name="T8">x,t</text:span><text:span text:style-name="T7">,E</text:span><text:span text:style-name="T8">x,t+1</text:span><text:span text:style-name="T7">)=b</text:span><text:span text:style-name="T7">R</text:span><text:span text:style-name="T8">x,t</text:span><text:span text:style-name="T7">E</text:span><text:span text:style-name="T8">x,t+1</text:span></text:p>
            <text:p><text:span text:style-name="T9">(unsure about the form, may also include species interaction)</text:span></text:p>
          </draw:text-box>
        </draw:frame>
        <draw:line draw:style-name="gr7" draw:text-style-name="P1" draw:layer="layout" svg:x1="7.858cm" svg:y1="12.276cm" svg:x2="7.858cm" svg:y2="10.879cm">
          <text:p/>
        </draw:line>
        <draw:connector draw:style-name="gr8" draw:text-style-name="P1" draw:layer="layout" draw:type="curve" draw:line-skew="-0.221cm" svg:x1="9.827cm" svg:y1="9.636cm" svg:x2="16.571cm" svg:y2="11.464cm" draw:start-shape="id4" draw:start-glue-point="4" draw:end-shape="id7" draw:end-glue-point="5" svg:d="M9827 9636c0-1084 6744-1998 6744 1828" svg:viewBox="0 0 6745 2773">
          <text:p/>
        </draw:connector>
        <draw:frame draw:style-name="gr5" draw:text-style-name="P5" draw:layer="layout" svg:width="11.72cm" svg:height="0.729cm" svg:x="9.63cm" svg:y="5.445cm">
          <draw:text-box>
            <text:p><text:span text:style-name="T9">(Data is not collected in the same location, so interpolate R)</text:span></text:p>
          </draw:text-box>
        </draw:frame>
        <draw:line draw:style-name="gr9" draw:text-style-name="P1" draw:layer="layout" svg:x1="13.573cm" svg:y1="6.08cm" svg:x2="13.192cm" svg:y2="8.62cm">
          <text:p/>
        </draw:line>
        <draw:frame draw:style-name="gr5" draw:layer="layout" svg:width="2.42cm" svg:height="0.962cm" svg:x="5.873cm" svg:y="6.461cm">
          <draw:text-box>
            <text:p>Time: t</text:p>
          </draw:text-box>
        </draw:frame>
        <draw:frame draw:style-name="gr5" draw:text-style-name="P6" draw:layer="layout" svg:width="9.167cm" svg:height="0.962cm" svg:x="4.537cm" svg:y="18.253cm">
          <draw:text-box>
            <text:p text:style-name="P6"><text:span text:style-name="T11">Kernel=</text:span><text:span text:style-name="T12">Σ</text:span><text:span text:style-name="T13">i</text:span><text:span text:style-name="T14">L</text:span><text:span text:style-name="T13">i,t</text:span><text:span text:style-name="T14">exp(-(d</text:span><text:span text:style-name="T13">x,i</text:span><text:span text:style-name="T14">-</text:span><text:span text:style-name="T12">μ</text:span><text:span text:style-name="T14">)^2/</text:span><text:span text:style-name="T12">σ^</text:span><text:span text:style-name="T14">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0:41:05.806165342</meta:creation-date>
    <dc:date>2015-08-04T11:52:53.735640850</dc:date>
    <meta:editing-duration>PT55M57S</meta:editing-duration>
    <meta:editing-cycles>18</meta:editing-cycles>
    <meta:generator>LibreOffice/4.2.6.3$Linux_X86_64 LibreOffice_project/420m0$Build-3</meta:generator>
    <meta:document-statistic meta:object-count="38"/>
  </office:meta>
</office:document-meta>
</file>